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DescriptorTests.mapValueTypePreserv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DescriptorTests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scriptorTests.nestedMethodParameterType2Lev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DescriptorTests.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ypeDescriptorTests.test4( List &lt; Map &lt; Integer , String &gt; &gt; para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Class.getLis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scriptorTests.fieldComplexTypeDescriptor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DescriptorTests.nar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DescriptorTests.upCastNotSu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DescriptorTests.fieldListOfListUnkn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DescriptorTests.elementTypePreserv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DescriptorTests.parameter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ypeDescriptorTests.getTes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scriptorTests.test5( String para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isAssignableMapKeyValu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DescriptorTests.fiel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DescriptorTests.fieldListOfListO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gerType.setProperty( Integer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testAnnotatedMethodDifferentAnnotationValue( @ ParameterAnnotation ( 567 )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getAnnotationOnMethodThatIsLocally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scriptorTests.setTest4( List &lt; Map &lt; Integer , String &gt; &gt; test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valueOfScal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DescriptorTests.setProperty( Map &lt; List &lt; Integer &gt; , List &lt; Long &gt; &gt;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scriptorTests.multi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Class.setProperty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elementTypeForCollection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DescriptorTests.testParameterList( List &lt; List &lt; Map &lt; Integer , Enum &lt; ? &gt; &gt; &gt;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map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ypeDescriptorTests.testAnnotatedMethod( @ ParameterAnnotation ( 123 ) String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egerType.getLis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scriptorTests.nestedMethodParameterNot1Nested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DescriptorTests.paramete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ypeDescriptorTests.getAnnotationOnMethodThatIsMetaMeta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scriptorTests.paramete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ypeDescriptorTests.propertyGeneri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DescriptorTests.passDown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DescriptorTests.propertyGenericTyp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DescriptorTests.test2( List &lt; List &lt; String &gt; &gt; para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forObjectNullTyp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DescriptorTests.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DescriptorTests.parameter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DescriptorTests.parameterScal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ypeDescriptorTests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DescriptorTests.methodWith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setComplexProperty( Map &lt; String , List &lt; List &lt; Integer &gt; &gt; &gt; complex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mberType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scriptorTests.testParameterScala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tegerType.setListProperty( List &lt; Integer &gt;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nestedPropertyTypeMapTwoLev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DescriptorTests.createString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DescriptorTests.testParameterMap( Map &lt; Integer , List &lt; String &gt;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umberType.getLis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scriptorTests.test3( Map &lt; Integer , String &gt; para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DescriptorTests.field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DescriptorTests.up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DescriptorTests.nestedMethodParameterTypeInvalidNesting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DescriptorTests.propertyTypeCovari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DescriptorTests.createCollectionWithNull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DescriptorTests.isAssigna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DescriptorTests.createNull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scriptorTests.for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DescriptorTests.valueOf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DescriptorTests.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umberType.setProperty( Number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testParameterPrimitive( int prim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nestedTooManyLev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DescriptorTests.valueOf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DescriptorTests.testParameterArray( Integer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Class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scriptorTests.nestedFieldTypeMapTwoLev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DescriptorTests.assertAnnotationFoundOnMethod( Class &lt; ? extends Annotation &gt; annotationType ,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DescriptorTests.parameterListNoParam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DescriptorTests.createMapWithNull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DescriptorTests.propertyGenericClas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ypeDescriptorTests.nestedMethodParameterTypeNotNes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DescriptorTests.elementTypeForMap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DescriptorTests.mapKe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DescriptorTests.mapKeyTypePreserv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peDescriptorTests.valueOf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Class.setListProperty( List &lt; T &gt;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getComplex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scriptorTests.fieldScal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ypeDescriptorTests.createMap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mberType.setListProperty( List &lt; Number &gt;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isAssignableElem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DescriptorTests.ele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DescriptorTests.test6( List &lt; List &gt; para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fieldComplexTyp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DescriptorTests.getAnnotationOnMethodThatIsMeta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scriptorTests.getAnnotationsReturnsCloned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DescriptorTests.collection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ypeDescriptorTests.map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DescriptorTests.field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DescriptorTests.nestedMethodParameterTypeMapTwoLev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ypeDescriptorTests.nestedNotParameter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DescriptorTests.methodWithLocal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equal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ypeDescriptorTests.nestedMethodParameterTyp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gerType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escriptorTests.methodWithComposedComposed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fiel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DescriptorTests.propertyCompl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DescriptorTests.testParameterListNoParamTypes( List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DescriptorTests.test1( List &lt; String &gt; param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